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Gentium Basic" svg:font-family="'Gentium Basic'" style:font-pitch="variable"/>
    <style:font-face style:name="Gentium Book Basic" svg:font-family="'Gentium Book Basic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e181e" style:font-name="Gentium Basic" fo:font-weight="bold" officeooo:rsid="0018c053" officeooo:paragraph-rsid="0018c05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style:font-name="Gentium Basic" fo:font-size="15pt" fo:font-weight="bold" officeooo:rsid="0018c053" officeooo:paragraph-rsid="0018c05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5983b0" style:font-name="Gentium Basic" fo:font-weight="bold" officeooo:rsid="0018c053" officeooo:paragraph-rsid="0018c05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983b0" style:font-name="Gentium Basic" fo:font-weight="bold" officeooo:rsid="0018c053" officeooo:paragraph-rsid="0018c05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983b0" style:font-name="Gentium Basic" fo:font-weight="normal" officeooo:rsid="0018c053" officeooo:paragraph-rsid="0018c05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983b0" style:font-name="Georgia" fo:font-size="13pt" fo:font-weight="normal" officeooo:rsid="0018c053" officeooo:paragraph-rsid="0018c05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8c05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8c053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8c053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8c053"/>
    </style:style>
    <style:style style:name="P11" style:family="paragraph" style:parent-style-name="Standard">
      <style:paragraph-properties fo:text-align="start" style:justify-single-word="false"/>
      <style:text-properties officeooo:rsid="0018d605" officeooo:paragraph-rsid="0018c053"/>
    </style:style>
    <style:style style:name="P12" style:family="paragraph" style:parent-style-name="Standard">
      <style:paragraph-properties fo:text-align="start" style:justify-single-word="false"/>
      <style:text-properties officeooo:rsid="0018d605" officeooo:paragraph-rsid="0018d605"/>
    </style:style>
    <style:style style:name="P13" style:family="paragraph" style:parent-style-name="Standard">
      <style:paragraph-properties fo:text-align="start" style:justify-single-word="false"/>
      <style:text-properties fo:color="#111111" fo:font-style="normal" fo:font-weight="bold" officeooo:rsid="0018d605" officeooo:paragraph-rsid="0018d605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11111" fo:font-style="normal" fo:font-weight="normal" officeooo:rsid="001a2084" officeooo:paragraph-rsid="001a208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11111" fo:font-style="normal" style:text-underline-style="solid" style:text-underline-width="auto" style:text-underline-color="font-color" fo:font-weight="normal" officeooo:rsid="001a2084" officeooo:paragraph-rsid="001a208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11111" fo:font-style="normal" style:text-underline-style="solid" style:text-underline-width="auto" style:text-underline-color="font-color" fo:font-weight="normal" officeooo:rsid="001ac6b0" officeooo:paragraph-rsid="001ac6b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11111" fo:font-style="normal" style:text-underline-style="solid" style:text-underline-width="auto" style:text-underline-color="font-color" fo:font-weight="normal" officeooo:rsid="001d0cbc" officeooo:paragraph-rsid="001d0cb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a2084" officeooo:paragraph-rsid="001a208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ac6b0" officeooo:paragraph-rsid="001a208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ac6b0" officeooo:paragraph-rsid="001ac6b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b2e71" officeooo:paragraph-rsid="001b2e7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b2e71" officeooo:paragraph-rsid="001d0cb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11111" fo:font-style="normal" style:text-underline-style="none" fo:font-weight="normal" officeooo:rsid="001d0cbc" officeooo:paragraph-rsid="001d0cb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11111" fo:font-style="normal" style:text-underline-style="none" fo:font-weight="bold" officeooo:rsid="001ac6b0" officeooo:paragraph-rsid="001ac6b0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fo:font-style="normal" style:text-underline-style="none" fo:font-weight="bold" officeooo:rsid="001d0cbc" officeooo:paragraph-rsid="001d0cbc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11111" style:font-name="Georgia" fo:font-size="13pt" fo:font-style="normal" fo:font-weight="bold" officeooo:rsid="0018d605" officeooo:paragraph-rsid="001b2e71" style:font-size-asian="11.3500003814697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8d605" officeooo:paragraph-rsid="0018d605"/>
    </style:style>
    <style:style style:name="P2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111111" fo:font-style="normal" fo:font-weight="normal" officeooo:rsid="001a2084" officeooo:paragraph-rsid="001a2084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2.25pt" style:font-size-complex="14pt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style:font-name="Georgia"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color="#000000" style:font-name="Georgia" fo:font-size="13pt" fo:font-weight="normal" officeooo:rsid="0018c053" style:font-size-asian="11.3500003814697pt" style:font-weight-asian="normal" style:font-size-complex="13pt" style:font-weight-complex="normal"/>
    </style:style>
    <style:style style:name="T6" style:family="text">
      <style:text-properties fo:color="#000000" style:font-name="Georgia" fo:font-size="13pt" fo:font-weight="normal" officeooo:rsid="0018c053" fo:background-color="#ffffff" loext:char-shading-value="0" style:font-size-asian="11.3500003814697pt" style:font-weight-asian="normal" style:font-size-complex="13pt" style:font-weight-complex="normal"/>
    </style:style>
    <style:style style:name="T7" style:family="text">
      <style:text-properties fo:color="#000000" style:font-name="Georgia" fo:font-size="13pt" style:font-size-asian="11.3500003814697pt" style:font-size-complex="13pt"/>
    </style:style>
    <style:style style:name="T8" style:family="text">
      <style:text-properties fo:color="#000000" style:font-name="Georgia" fo:font-size="13pt" officeooo:rsid="001a2c00" style:font-size-asian="11.3500003814697pt" style:font-size-complex="13pt"/>
    </style:style>
    <style:style style:name="T9" style:family="text">
      <style:text-properties fo:color="#000000" style:font-name="Georgia" fo:font-size="13pt" officeooo:rsid="001ac6b0" style:font-size-asian="11.3500003814697pt" style:font-size-complex="13pt"/>
    </style:style>
    <style:style style:name="T10" style:family="text">
      <style:text-properties fo:color="#000000" style:font-name="Georgia" fo:font-size="13pt" style:text-underline-style="solid" style:text-underline-width="auto" style:text-underline-color="font-color" style:font-size-asian="11.3500003814697pt" style:font-size-complex="13pt"/>
    </style:style>
    <style:style style:name="T11" style:family="text">
      <style:text-properties fo:color="#000000" style:font-name="Georgia" fo:font-size="13pt" style:text-underline-style="solid" style:text-underline-width="auto" style:text-underline-color="font-color" officeooo:rsid="001ac6b0" style:font-size-asian="11.3500003814697pt" style:font-size-complex="13pt"/>
    </style:style>
    <style:style style:name="T12" style:family="text">
      <style:text-properties fo:color="#000000" officeooo:rsid="0018c053"/>
    </style:style>
    <style:style style:name="T13" style:family="text">
      <style:text-properties fo:color="#00a933" style:font-name="Georgia" fo:font-size="13pt" fo:font-weight="normal" officeooo:rsid="0018c053" style:font-size-asian="11.3500003814697pt" style:font-weight-asian="normal" style:font-size-complex="13pt" style:font-weight-complex="normal"/>
    </style:style>
    <style:style style:name="T14" style:family="text">
      <style:text-properties fo:color="#00a933" style:font-name="Georgia" fo:font-size="13pt" fo:font-weight="normal" officeooo:rsid="0018c053" fo:background-color="#ffffff" loext:char-shading-value="0" style:font-size-asian="11.3500003814697pt" style:font-weight-asian="normal" style:font-size-complex="13pt" style:font-weight-complex="normal"/>
    </style:style>
    <style:style style:name="T15" style:family="text">
      <style:text-properties fo:color="#111111" style:font-name="Georgia" fo:font-size="13pt" fo:font-weight="normal" officeooo:rsid="0018c053" fo:background-color="#ffffff" loext:char-shading-value="0" style:font-size-asian="11.3500003814697pt" style:font-weight-asian="normal" style:font-size-complex="13pt" style:font-weight-complex="normal"/>
    </style:style>
    <style:style style:name="T16" style:family="text">
      <style:text-properties style:font-name="Georgia" fo:font-size="13pt" style:font-size-asian="11.3500003814697pt" style:font-size-complex="13pt"/>
    </style:style>
    <style:style style:name="T17" style:family="text">
      <style:text-properties style:font-name="Georgia" fo:font-size="13pt" officeooo:rsid="001d0cbc" style:font-size-asian="11.3500003814697pt" style:font-size-complex="13pt"/>
    </style:style>
    <style:style style:name="T18" style:family="text">
      <style:text-properties style:font-name="Georgia" fo:font-size="13pt" style:text-underline-style="solid" style:text-underline-width="auto" style:text-underline-color="font-color" style:font-size-asian="11.3500003814697pt" style:font-size-complex="13pt"/>
    </style:style>
    <style:style style:name="T19" style:family="text">
      <style:text-properties style:font-name="Georgia" fo:font-size="13pt" style:text-underline-style="none" style:font-size-asian="11.3500003814697pt" style:font-size-complex="13pt"/>
    </style:style>
    <style:style style:name="T20" style:family="text">
      <style:text-properties style:font-name="Georgia" fo:font-size="9pt" style:font-size-asian="9pt" style:font-size-complex="9pt"/>
    </style:style>
    <style:style style:name="T21" style:family="text">
      <style:text-properties style:font-name="Georgia" fo:font-size="9pt" officeooo:rsid="001b2e71" style:font-size-asian="9pt" style:font-size-complex="9pt"/>
    </style:style>
    <style:style style:name="T22" style:family="text">
      <style:text-properties style:font-name="Arial" fo:font-size="13pt" style:text-underline-style="solid" style:text-underline-width="auto" style:text-underline-color="font-color" style:font-size-asian="11.3500003814697pt" style:font-size-complex="13pt"/>
    </style:style>
    <style:style style:name="T23" style:family="text">
      <style:text-properties style:font-name="Arial" fo:font-size="13pt" style:font-size-asian="11.3500003814697pt" style:font-size-complex="13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ltiplicação e Divisão de Binário</text:p>
      <text:p text:style-name="P1"/>
      <text:p text:style-name="P3">Gustavo Massayoshi F. Tawara 18134</text:p>
      <text:p text:style-name="P3">Victor Hugo Costa Osses <text:s text:c="11"/>18152</text:p>
      <text:p text:style-name="P3"/>
      <text:p text:style-name="P3"/>
      <text:p text:style-name="P3"/>
      <text:p text:style-name="P3"/>
      <text:p text:style-name="P3"/>
      <text:p text:style-name="P4"><text:span text:style-name="T2"/></text:p>
      <text:p text:style-name="P26"><text:span text:style-name="T12">M</text:span><text:span text:style-name="T1">ultiplicação de Binário:</text:span></text:p>
      <text:p text:style-name="P6"><text:span text:style-name="T1"/></text:p>
      <text:p text:style-name="P6"><text:span text:style-name="T1">Regras:</text:span></text:p>
      <text:p text:style-name="P6"><text:span text:style-name="T1"/></text:p>
      <text:p text:style-name="P6"><text:span text:style-name="T1">1° Regra: <text:s text:c="3"/>0 x 0 <text:s/>= 0</text:span></text:p>
      <text:p text:style-name="P6"><text:span text:style-name="T1">2° Regra: <text:s text:c="2"/>0 <text:s/>x <text:s/>1 = 0</text:span></text:p>
      <text:p text:style-name="P6"><text:span text:style-name="T1">3° Regra: <text:s text:c="2"/>1 <text:s text:c="2"/>x 0 = 0</text:span></text:p>
      <text:p text:style-name="P6"><text:span text:style-name="T1">4°Regra: <text:s text:c="3"/>1 <text:s text:c="2"/>x <text:s/>1 = 1</text:span></text:p>
      <text:p text:style-name="P6"><text:span text:style-name="T1"/></text:p>
      <text:p text:style-name="P6"><text:span text:style-name="T1">Observações :</text:span></text:p>
      <text:p text:style-name="P6"><text:span text:style-name="T1"/></text:p>
      <text:list xml:id="list3938418575" text:style-name="L1">
        <text:list-item>
          <text:p text:style-name="P8"><text:span text:style-name="T5"><text:s/>A multiplicação de binários nada mais é que uma</text:span><text:span text:style-name="T13"> </text:span><text:span text:style-name="T14">série de adições consecutivas</text:span><text:span text:style-name="T6">.</text:span></text:p>
        </text:list-item>
      </text:list>
      <text:p text:style-name="P6"><text:span text:style-name="T3"/></text:p>
      <text:list xml:id="list3997868879" text:style-name="L2">
        <text:list-item>
          <text:p text:style-name="P9"><text:span text:style-name="T6"><text:s/>O número </text:span><text:span text:style-name="T14">maior</text:span><text:span text:style-name="T6"> sempre deve ser colado </text:span><text:span text:style-name="T14">acima do menor</text:span><text:span text:style-name="T15">.</text:span></text:p>
        </text:list-item>
      </text:list>
      <text:p text:style-name="P6"><text:span text:style-name="T3"/></text:p>
      <text:list xml:id="list939114007" text:style-name="L3">
        <text:list-item>
          <text:p text:style-name="P10"><text:span text:style-name="T5"><text:s/>A multiplicação hexadecimal corresponde ao operador lógico AND.</text:span></text:p>
        </text:list-item>
      </text:list>
      <text:p text:style-name="P7"><text:span text:style-name="T5"/></text:p>
      <text:p text:style-name="P11"><text:span text:style-name="T5"/></text:p>
      <text:p text:style-name="P27"><text:span text:style-name="T5">T</text:span><text:span text:style-name="T4">omemos como exemplo a seguinte multiplicação:</text:span></text:p>
      <text:p text:style-name="P12"><text:span text:style-name="T4"><text:s text:c="6"/>1 0 1 0 </text:span></text:p>
      <text:p text:style-name="P27"><text:span text:style-name="T4">x <text:s text:c="6"/>1 0 0</text:span></text:p>
      <text:p text:style-name="P27"><text:span text:style-name="T4"><text:s text:c="5"/>0 0 0 0</text:span></text:p>
      <text:p text:style-name="P27"><text:span text:style-name="T4"><text:s text:c="2"/>0 0 0 0 +</text:span></text:p>
      <text:p text:style-name="P27"><text:span text:style-name="T4">1 0 1 0 + +</text:span></text:p>
      <text:p text:style-name="P12"><text:span text:style-name="T4">= 1 0 <text:s/>1 <text:s text:c="2"/>0 <text:s/>0 <text:s/>0</text:span></text:p>
      <text:p text:style-name="P12"><text:span text:style-name="T4"/></text:p>
      <text:p text:style-name="P12"><text:span text:style-name="T4">Bom, como pode ver é um processo bastante simples. Primeiro fazemos a multiplicação normalmente e a seguir fazemos uma soma de binário.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3"><text:soft-page-break/><text:span text:style-name="T7">Divisão de Binário:</text:span></text:p>
      <text:p text:style-name="P13"><text:span text:style-name="T7"/></text:p>
      <text:p text:style-name="P14"><text:span text:style-name="T7">Tomemos como exemplo a seguinte divisão:</text:span></text:p>
      <text:p text:style-name="P14"><text:span text:style-name="T7"/></text:p>
      <text:p text:style-name="P14"><text:span text:style-name="T9">1</text:span><text:span text:style-name="T7"> </text:span><text:span text:style-name="T9">0 1</text:span><text:span text:style-name="T7"> 0 0 <text:s/></text:span><text:span text:style-name="T10">|</text:span><text:span text:style-name="T11">1 0 </text:span><text:span text:style-name="T10">1 0</text:span></text:p>
      <text:p text:style-name="P28"><text:span text:style-name="T7">- <text:s/></text:span><text:span text:style-name="T9">1</text:span><text:span text:style-name="T7"> </text:span><text:span text:style-name="T9">0 1 0</text:span><text:span text:style-name="T7"> <text:s text:c="2"/></text:span><text:span text:style-name="T9">0 0</text:span><text:span text:style-name="T7"> </text:span><text:span text:style-name="T9">1 0</text:span><text:span text:style-name="T7"> <text:s text:c="2"/></text:span></text:p>
      <text:p text:style-name="P14"><text:span text:style-name="T7"><text:s text:c="4"/></text:span><text:span text:style-name="T9">1</text:span><text:span text:style-name="T7"> </text:span><text:span text:style-name="T9">0</text:span><text:span text:style-name="T7"> </text:span><text:span text:style-name="T9">1</text:span><text:span text:style-name="T7"> </text:span><text:span text:style-name="T9">0</text:span></text:p>
      <text:p text:style-name="P28"><text:span text:style-name="T9"><text:s text:c="2"/>- 1 0 1 0</text:span></text:p>
      <text:p text:style-name="P18"><text:span text:style-name="T8"><text:s text:c="4"/></text:span><text:span text:style-name="T9">0</text:span><text:span text:style-name="T8"> </text:span><text:span text:style-name="T9">0</text:span><text:span text:style-name="T8"> </text:span><text:span text:style-name="T9">0</text:span><text:span text:style-name="T8"> </text:span><text:span text:style-name="T9">0</text:span></text:p>
      <text:p text:style-name="P19"><text:span text:style-name="T7"/></text:p>
      <text:p text:style-name="P20"><text:span text:style-name="T7">Como pode ver é um processo bem simples também .Basta fazer subtrações consecutivas e depois totalizar quantas ocorreram, esse será o resultado da divisão.</text:span></text:p>
      <text:p text:style-name="P20"><text:span text:style-name="T7"/></text:p>
      <text:p text:style-name="P20"><text:span text:style-name="T7"/></text:p>
      <text:p text:style-name="P24"><text:span text:style-name="T16">Multiplicação de Hexadecimal:</text:span></text:p>
      <text:p text:style-name="P24"><text:span text:style-name="T16"/></text:p>
      <text:p text:style-name="P21"><text:span text:style-name="T16">Tomemos como exemplo a seguinte multiplicação hexadecimal:</text:span></text:p>
      <text:p text:style-name="P20"><text:span text:style-name="T16"><text:s text:c="74"/></text:span><text:span text:style-name="T20"><text:s text:c="2"/></text:span><text:span text:style-name="T21">1</text:span></text:p>
      <text:p text:style-name="P21"><text:span text:style-name="T16"><text:s text:c="3"/>2A <text:s text:c="2"/>→ <text:s text:c="3"/>A = 30 – 16 = E e passa 1 <text:s text:c="2"/>→ <text:s text:c="4"/>2 <text:s/>= <text:s/>7 <text:s text:c="3"/>Então ficamos com <text:s/>7 E</text:span></text:p>
      <text:p text:style-name="P21"><text:span text:style-name="T16">x <text:s/>13 <text:s text:c="5"/>x <text:s text:c="2"/>3 <text:s text:c="48"/>x <text:s text:c="2"/>3 </text:span></text:p>
      <text:p text:style-name="P21"><text:span text:style-name="T16"/></text:p>
      <text:p text:style-name="P21"><text:span text:style-name="T16"><text:s text:c="4"/>A <text:s/>= A <text:s text:c="3"/>→ <text:s/>2 <text:s/>= 2 Então ficamos com 2A</text:span></text:p>
      <text:p text:style-name="P21"><text:span text:style-name="T16">x <text:s/>1 <text:s text:c="14"/>x <text:s/>1</text:span></text:p>
      <text:p text:style-name="P21"><text:span text:style-name="T16"/></text:p>
      <text:p text:style-name="P21"><text:span text:style-name="T16">Agora somamos os termos:</text:span></text:p>
      <text:p text:style-name="P21"><text:span text:style-name="T16"/></text:p>
      <text:p text:style-name="P21"><text:span text:style-name="T16"><text:s text:c="5"/></text:span><text:span text:style-name="T20">1</text:span><text:span text:style-name="T16"> <text:s text:c="2"/>7E</text:span></text:p>
      <text:p text:style-name="P21"><text:span text:style-name="T16">+ </text:span><text:span text:style-name="T18"><text:s/>2 A </text:span><text:span text:style-name="T22">0</text:span></text:p>
      <text:p text:style-name="P21"><text:span text:style-name="T16"><text:s text:c="5"/>3 <text:s/>1 E</text:span></text:p>
      <text:p text:style-name="P21"><text:span text:style-name="T16"/></text:p>
      <text:p text:style-name="P21"><text:span text:style-name="T16">Na multiplicação de hexadecimais primeiro fazemos a multiplicação como se fosse em decimal , se produto passar de 15 subtraímos 16 </text:span><text:span text:style-name="T17">e adicionamos 1 ao termo da frente , por fim somamos os termos resultantes (se passar de 15 subtraímos 16 e passamos 1 para o termo da frente).</text:span></text:p>
      <text:p text:style-name="P21"><text:span text:style-name="T17"/></text:p>
      <text:p text:style-name="P25"><text:span text:style-name="T16">Divisão de Hexadecimal:</text:span></text:p>
      <text:p text:style-name="P25"><text:span text:style-name="T16"/></text:p>
      <text:p text:style-name="P22"><text:span text:style-name="T16">Tomemos como exemplo a seguinte </text:span><text:span text:style-name="T17">divisão</text:span><text:span text:style-name="T16"> hexadecimal:</text:span></text:p>
      <text:p text:style-name="P22"><text:span text:style-name="T16"/></text:p>
      <text:p text:style-name="P23"><text:span text:style-name="T16"><text:s text:c="2"/>14 <text:s text:c="4"/></text:span><text:span text:style-name="T18">|5 <text:s/></text:span><text:span text:style-name="T16"><text:s text:c="21"/>O processo é bastante simples também, basta subtraímos como </text:span></text:p>
      <text:p text:style-name="P17"><text:span text:style-name="T16">- <text:s/>5</text:span><text:span text:style-name="T19"> <text:s text:c="6"/>4 <text:s text:c="21"/>se fosse decimal e o tanto de vezes que subtraímos é o o resulta-</text:span></text:p>
      <text:p text:style-name="P23"><text:span text:style-name="T16"><text:s text:c="4"/>F <text:s text:c="30"/>do da divisão.</text:span></text:p>
      <text:p text:style-name="P17"><text:span text:style-name="T16">- <text:s text:c="2"/>5</text:span></text:p>
      <text:p text:style-name="P23"><text:span text:style-name="T16"><text:s text:c="4"/>A</text:span></text:p>
      <text:p text:style-name="P17"><text:span text:style-name="T16">- <text:s text:c="2"/>5</text:span></text:p>
      <text:p text:style-name="P23"><text:span text:style-name="T16"><text:s text:c="5"/>5</text:span></text:p>
      <text:p text:style-name="P17"><text:span text:style-name="T16">- <text:s text:c="2"/>5</text:span></text:p>
      <text:p text:style-name="P23"><text:span text:style-name="T16">= <text:s/></text:span><text:span text:style-name="T23">0 <text:s text:c="6"/></text:span></text:p>
      <text:p text:style-name="P23"><text:soft-page-break/><text:span text:style-name="T16"/></text:p>
      <text:p text:style-name="P23"><text:span text:style-name="T16"><text:s text:c="7"/></text:span></text:p>
      <text:p text:style-name="P23"><text:span text:style-name="T18"/></text:p>
      <text:p text:style-name="P21"><text:span text:style-name="T16"><text:s text:c="6"/></text:span></text:p>
      <text:p text:style-name="P16"><text:span text:style-name="T16"/></text:p>
      <text:p text:style-name="P16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15"><text:span text:style-name="T7"/></text:p>
      <text:p text:style-name="P14"><text:span text:style-name="T7"/></text:p>
      <text:p text:style-name="P14"><text:span text:style-name="T7"><text:s text:c="17"/></text:span></text:p>
      <text:p text:style-name="P12"><text:span text:style-name="T4"/></text:p>
      <text:p text:style-name="P12"/>
      <text:p text:style-name="P12"><text:span text:style-name="T4"/></text:p>
      <text:p text:style-name="P12"><text:span text:style-name="T4"><text:s/>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6"><text:span text:style-name="T1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Gentium Basic" svg:font-family="'Gentium Basic'" style:font-pitch="variable"/>
    <style:font-face style:name="Gentium Book Basic" svg:font-family="'Gentium Book Basic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7:54:19.750000000</meta:creation-date>
    <dc:date>2019-04-17T09:04:55.918000000</dc:date>
    <meta:editing-duration>PT7M31S</meta:editing-duration>
    <meta:editing-cycles>1</meta:editing-cycles>
    <meta:document-statistic meta:table-count="0" meta:image-count="0" meta:object-count="0" meta:page-count="3" meta:paragraph-count="56" meta:word-count="370" meta:character-count="2091" meta:non-whitespace-character-count="1361"/>
    <meta:generator>LibreOffice/6.1.4.2$Windows_X86_64 LibreOffice_project/9d0f32d1f0b509096fd65e0d4bec26ddd1938fd3</meta:generator>
  </office:meta>
</office:document-meta>
</file>